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GenUDPClient.send(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nUDPClient.send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GenUDPClient.CharGenUD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GenUDPClient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